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style:rel-width="100%" fo:margin-left="0cm" table:align="left" style:writing-mode="lr-tb"/>
    </style:style>
    <style:style style:name="Tableau1.A" style:family="table-column">
      <style:table-column-properties style:column-width="18.002cm" style:rel-column-width="9638*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top" fo:padding-left="0.101cm" fo:padding-right="0.101cm" fo:padding-top="0.101cm" fo:padding-bottom="0cm" fo:border="0.5pt solid #000000" style:writing-mode="lr-tb"/>
    </style:style>
    <style:style style:name="Tableau1.2" style:family="table-row">
      <style:table-row-properties style:min-row-height="0.487cm" fo:keep-together="auto"/>
    </style:style>
    <style:style style:name="Tableau1.A2" style:family="table-cell">
      <style:table-cell-properties style:vertical-align="top" fo:background-color="transparent" fo:padding-left="0.101cm" fo:padding-right="0.101cm" fo:padding-top="0.101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" style:family="table">
      <style:table-properties style:width="16.995cm" table:align="center" style:writing-mode="lr-tb"/>
    </style:style>
    <style:style style:name="Tableau2.A" style:family="table-column">
      <style:table-column-properties style:column-width="4.752cm"/>
    </style:style>
    <style:style style:name="Tableau2.B" style:family="table-column">
      <style:table-column-properties style:column-width="6.791cm"/>
    </style:style>
    <style:style style:name="Tableau2.C" style:family="table-column">
      <style:table-column-properties style:column-width="5.452cm"/>
    </style:style>
    <style:style style:name="Tableau2.1" style:family="table-row">
      <style:table-row-properties style:min-row-height="0.45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0.423cm" fo:text-align="center" style:justify-single-word="false" style:snap-to-layout-gri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line-height="0.423cm" fo:text-align="center" style:justify-single-word="false"/>
      <style:text-properties style:font-name="Arial" fo:font-size="10pt" officeooo:paragraph-rsid="001685e7" style:font-size-asian="10pt" style:font-size-complex="10pt"/>
    </style:style>
    <style:style style:name="P6" style:family="paragraph" style:parent-style-name="Standard">
      <style:paragraph-properties fo:line-height="0.423cm" fo:text-align="center" style:justify-single-word="false"/>
      <style:text-properties style:font-name="Arial" fo:font-size="10pt" officeooo:rsid="00174f85" officeooo:paragraph-rsid="00174f85" style:font-size-asian="10pt" style:font-size-complex="10pt"/>
    </style:style>
    <style:style style:name="P7" style:family="paragraph" style:parent-style-name="Standard">
      <style:paragraph-properties fo:line-height="0.423cm" fo:text-align="center" style:justify-single-word="false"/>
      <style:text-properties style:font-name="Arial" fo:font-size="10pt" officeooo:rsid="00174f85" officeooo:paragraph-rsid="00189fef" style:font-size-asian="10pt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text-properties style:font-name="Arial" fo:font-size="10pt" fo:font-weight="bold" officeooo:paragraph-rsid="0013ce24" style:font-size-asian="10pt" style:font-weight-asian="bold" style:font-name-complex="Arial" style:font-size-complex="10pt"/>
    </style:style>
    <style:style style:name="P10" style:family="paragraph" style:parent-style-name="Standard">
      <style:text-properties style:font-name="Arial" fo:font-size="10pt" fo:font-weight="bold" officeooo:paragraph-rsid="002869b6" style:font-size-asian="10pt" style:font-weight-asian="bold" style:font-name-complex="Arial" style:font-size-complex="10pt"/>
    </style:style>
    <style:style style:name="P11" style:family="paragraph" style:parent-style-name="Standard">
      <style:paragraph-properties fo:line-height="0.423cm" fo:text-align="center" style:justify-single-word="false"/>
      <style:text-properties style:font-name="Arial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line-height="0.423cm" fo:text-align="center" style:justify-single-word="false" style:snap-to-layout-grid="false"/>
      <style:text-properties style:font-name="Arial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line-height="0.423cm" fo:text-align="center" style:justify-single-word="false"/>
      <style:text-properties style:font-name="Arial" fo:font-size="10pt" fo:font-weight="bold" officeooo:paragraph-rsid="002869b6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2pt" fo:font-weight="bold" style:font-size-asian="1.75pt" style:font-weight-asian="bold" style:font-name-complex="Arial" style:font-size-complex="2pt"/>
    </style:style>
    <style:style style:name="P15" style:family="paragraph" style:parent-style-name="Standard">
      <style:text-properties fo:font-weight="normal" officeooo:paragraph-rsid="0013ce24" style:font-weight-asian="normal"/>
    </style:style>
    <style:style style:name="P16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 style:shadow="none"/>
      <style:text-properties style:font-name="Arial" fo:font-size="10pt" style:font-size-asian="10pt" style:font-size-complex="10pt"/>
    </style:style>
    <style:style style:name="P17" style:family="paragraph" style:parent-style-name="Titre_20_de_20_table_20_juridique">
      <style:paragraph-properties fo:line-height="100%" fo:text-align="center" style:justify-single-word="false" fo:hyphenation-ladder-count="no-limit">
        <style:tab-stops/>
      </style:paragraph-properties>
      <style:text-properties style:font-name="Arial" fo:font-size="10pt" fo:language="fr" fo:country="FR" style:font-size-asian="10pt" style:font-name-complex="Times New Roman" style:font-size-complex="10pt" fo:hyphenate="true" fo:hyphenation-remain-char-count="2" fo:hyphenation-push-char-count="2"/>
    </style:style>
    <style:style style:name="P18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13ce24" style:font-size-asian="14pt" style:font-name-complex="Times New Roman" style:font-size-complex="14pt"/>
    </style:style>
    <style:style style:name="P19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2869b6" style:font-size-asian="14pt" style:font-name-complex="Times New Roman" style:font-size-complex="14pt"/>
    </style:style>
    <style:style style:name="P20" style:family="paragraph" style:parent-style-name="tamerelestyle">
      <style:paragraph-properties fo:line-height="0.423cm" fo:text-align="center" style:justify-single-word="false" fo:keep-with-next="always"/>
      <style:text-properties style:font-name="Arial" fo:font-size="10pt" style:text-underline-style="none" fo:font-weight="normal" officeooo:rsid="00189fef" officeooo:paragraph-rsid="001685e7" style:font-size-asian="10pt" style:font-weight-asian="normal" style:font-size-complex="10pt" style:font-weight-complex="normal"/>
    </style:style>
    <style:style style:name="P21" style:family="paragraph" style:parent-style-name="Text_20_body">
      <style:text-properties officeooo:paragraph-rsid="001effa3"/>
    </style:style>
    <style:style style:name="P22" style:family="paragraph" style:parent-style-name="Standard">
      <style:paragraph-properties fo:margin-left="1.993cm" fo:margin-right="-0.018cm" fo:text-align="justify" style:justify-single-word="false" fo:text-indent="-2.037cm" style:auto-text-indent="false">
        <style:tab-stops>
          <style:tab-stop style:position="3.66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3" style:family="paragraph" style:parent-style-name="Titre_20_1.h1.Heading_20_apps.Head1.l1">
      <loext:graphic-properties draw:fill="solid" draw:fill-color="#ffff00" draw:opacity="100%"/>
      <style:paragraph-properties fo:text-align="center" style:justify-single-word="false" fo:background-color="#ffff00"/>
      <style:text-properties fo:font-size="14pt" officeooo:paragraph-rsid="0013ce24" style:font-size-asian="14pt" style:font-size-complex="14pt"/>
    </style:style>
    <style:style style:name="P24" style:family="paragraph" style:parent-style-name="Text_20_body" style:master-page-name="First_20_Page">
      <style:paragraph-properties fo:margin-top="0cm" fo:margin-bottom="0cm" loext:contextual-spacing="false" style:page-number="auto" style:shadow="none"/>
      <style:text-properties fo:font-size="2pt" style:font-size-asian="1.75pt" style:font-size-complex="2pt"/>
    </style:style>
    <style:style style:name="P25" style:family="paragraph" style:parent-style-name="Heading_20_5">
      <style:text-properties style:font-name="Arial" fo:font-size="10pt" style:text-underline-style="none" fo:font-weight="bold" style:font-size-asian="10pt" style:font-weight-asian="bold" style:font-size-complex="10pt"/>
    </style:style>
    <style:style style:name="P26" style:family="paragraph" style:parent-style-name="Heading_20_5">
      <style:paragraph-properties fo:padding="0.049cm" fo:border-left="none" fo:border-right="none" fo:border-top="0.06pt solid #000000" fo:border-bottom="none" style:shadow="none"/>
      <style:text-properties style:font-name="Arial" fo:font-size="10pt" style:text-underline-style="none" fo:font-weight="bold" style:font-size-asian="10pt" style:font-weight-asian="bold" style:font-size-complex="10pt"/>
    </style:style>
    <style:style style:name="P27" style:family="paragraph" style:parent-style-name="Corps_20_de_20_texte_20_2">
      <style:text-properties style:font-name="Arial" fo:font-size="10pt" officeooo:rsid="0013ce24" officeooo:paragraph-rsid="0013ce24" style:font-size-asian="10pt" style:font-name-complex="Arial" style:font-size-complex="10pt"/>
    </style:style>
    <style:style style:name="P28" style:family="paragraph" style:parent-style-name="Corps_20_de_20_texte_20_2">
      <style:text-properties style:font-name="Arial" fo:font-size="10pt" officeooo:rsid="0013ce24" officeooo:paragraph-rsid="002afc8d" style:font-size-asian="10pt" style:font-name-complex="Arial" style:font-size-complex="10pt"/>
    </style:style>
    <style:style style:name="P29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30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054e" fo:background-color="transparent" loext:char-shading-value="0"/>
    </style:style>
    <style:style style:name="T3" style:family="text">
      <style:text-properties officeooo:rsid="0013ce24" fo:background-color="transparent" loext:char-shading-value="0"/>
    </style:style>
    <style:style style:name="T4" style:family="text">
      <style:text-properties style:font-name="Arial" fo:font-size="10pt" style:text-underline-style="none" officeooo:rsid="0013ce24" style:font-size-asian="10pt" style:font-size-complex="10pt" style:font-weight-complex="normal"/>
    </style:style>
    <style:style style:name="T5" style:family="text">
      <style:text-properties style:text-underline-style="none" fo:font-weight="normal" officeooo:rsid="00189fef" style:font-weight-asian="normal" style:font-weight-complex="normal"/>
    </style:style>
    <style:style style:name="T6" style:family="text">
      <style:text-properties officeooo:rsid="001effa3"/>
    </style:style>
    <style:style style:name="T7" style:family="text">
      <style:text-properties officeooo:rsid="002869b6"/>
    </style:style>
    <style:style style:name="T8" style:family="text">
      <style:text-properties officeooo:rsid="002a6807"/>
    </style:style>
    <style:style style:name="T9" style:family="text">
      <style:text-properties fo:color="#ff3333" style:font-name="Arial" fo:font-style="italic" officeooo:rsid="0013ce24" style:font-style-asian="italic" style:font-name-complex="Times New Roman"/>
    </style:style>
    <style:style style:name="T10" style:family="text">
      <style:text-properties officeooo:rsid="002afc8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58397056" text:id="ct58397056">
          <text:insertion>
            <office:change-info>
              <dc:creator>Auteur inconnu</dc:creator>
              <dc:date>2016-08-03T13:57:00</dc:date>
            </office:change-info>
          </text:insertion>
        </text:changed-region>
        <text:changed-region xml:id="ct58372384" text:id="ct58372384">
          <text:insertion>
            <office:change-info>
              <dc:creator>Auteur inconnu</dc:creator>
              <dc:date>2016-08-04T14:25:00</dc:date>
            </office:change-info>
          </text:insertion>
        </text:changed-region>
        <text:changed-region xml:id="ct58372592" text:id="ct58372592">
          <text:insertion>
            <office:change-info>
              <dc:creator>Auteur inconnu</dc:creator>
              <dc:date>2016-08-03T14:01:00</dc:date>
            </office:change-info>
          </text:insertion>
        </text:changed-region>
        <text:changed-region xml:id="ct59176976" text:id="ct59176976">
          <text:insertion>
            <office:change-info>
              <dc:creator>Auteur inconnu</dc:creator>
              <dc:date>2016-08-03T15:02:00</dc:date>
            </office:change-info>
          </text:insertion>
        </text:changed-region>
        <text:changed-region xml:id="ct58369568" text:id="ct58369568">
          <text:insertion>
            <office:change-info>
              <dc:creator>Auteur inconnu</dc:creator>
              <dc:date>2016-08-03T15:02:00</dc:date>
            </office:change-info>
          </text:insertion>
        </text:changed-region>
        <text:changed-region xml:id="ct59177776" text:id="ct59177776">
          <text:insertion>
            <office:change-info>
              <dc:creator>Auteur inconnu</dc:creator>
              <dc:date>2016-08-03T15:05:00</dc:date>
            </office:change-info>
          </text:insertion>
        </text:changed-region>
        <text:changed-region xml:id="ct58586752" text:id="ct58586752">
          <text:insertion>
            <office:change-info>
              <dc:creator>Auteur inconnu</dc:creator>
              <dc:date>2016-08-03T15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h text:style-name="P23" text:outline-level="1"><text:span text:style-name="T9"><office:annotation><dc:creator>Auteur inconnu</dc:creator><dc:date>2016-08-03T13:52:21</dc:date><text:list text:style-name=""><text:list-item><text:p text:style-name="P31"><text:span text:style-name="T11">do title if not self.queryState() in meetingConfig.getItemDecidedStates()</text:span></text:p></text:list-item></text:list></office:annotation></text:span><text:span text:style-name="T9">PROJET DE DELIBERATION</text:span></text:h>
      <text:h text:style-name="P19" text:outline-level="1"><office:annotation><dc:creator>Auteur inconnu</dc:creator><dc:date>2017-01-12T15:51:20</dc:date><text:list text:continue-numbering="true" text:style-name=""><text:list-item><text:p text:style-name="P31"><text:span text:style-name="T15">do title if meetingConfig.getMeetingTypeName() == 'MeetingCollege'</text:span></text:p></text:list-item></text:list></office:annotation>Extrait du procès-verbal de la séance du Collège communal</text:h>
      <text:h text:style-name="P19" text:outline-level="1"><office:annotation><dc:creator>Auteur inconnu</dc:creator><dc:date>2017-01-12T15:51:59</dc:date><text:list text:continue-numbering="true" text:style-name=""><text:list-item><text:p text:style-name="P31"><text:span text:style-name="T13">do title if meetingConfig.getMeetingTypeName() == 'MeetingCouncil'</text:span></text:p></text:list-item></text:list></office:annotation>Extrait du procès-verbal de la séance du <text:span text:style-name="T7">Conseil</text:span> communal</text:h>
      <text:h text:style-name="P18" text:outline-level="1">du <text:change-start text:change-id="ct58397056"/><text:span text:style-name="T3">view.printMeetingDate()</text:span><text:change-end text:change-id="ct58397056"/></text:h>
      <text:p text:style-name="P17"/>
      <text:h text:style-name="P26" text:outline-level="5"/>
      <text:h text:style-name="P25" text:outline-level="5">Présents</text:h>
      <text:p text:style-name="P15"><text:span text:style-name="T4"><office:annotation><dc:creator>Auteur inconnu</dc:creator><dc:date>2016-08-03T13:59:40</dc:date><text:list text:continue-numbering="true" text:style-name=""><text:list-item><text:p text:style-name="P31"><text:span text:style-name="T14">do text</text:span></text:p></text:list-item><text:list-item><text:p text:style-name="P31"><text:span text:style-name="T14">from xhtml(self.getStrikedItemAssembly() or '-')</text:span></text:p></text:list-item></text:list></office:annotation></text:span><text:span text:style-name="T4">Assemblée</text:span></text:p>
      <text:p text:style-name="P9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<text:span text:style-name="T1">N° objet</text:span> : <text:change-start text:change-id="ct58372384"/>self.getItemReference() <text:span text:style-name="T6">or '-'</text:span><text:change-end text:change-id="ct58372384"/></text:p>
          </table:table-cell>
        </table:table-row>
        <table:table-row table:style-name="Tableau1.2">
          <table:table-cell table:style-name="Tableau1.A2" office:value-type="string">
            <text:p text:style-name="Text_20_body"><text:span text:style-name="T1">Objet</text:span> : <text:change-start text:change-id="ct58372592"/>self.Title()<text:change-end text:change-id="ct58372592"/></text:p>
          </table:table-cell>
        </table:table-row>
      </table:table>
      <text:p text:style-name="P1"/>
      <text:p text:style-name="P1"/>
      <text:p text:style-name="P8"><office:annotation><dc:creator>Auteur inconnu</dc:creator><dc:date>2017-01-12T15:53:14</dc:date><text:list text:continue-numbering="true" text:style-name=""><text:list-item><text:p text:style-name="P31"><text:span text:style-name="T13">do text if meetingConfig.getMeetingTypeName() == 'MeetingCollege'</text:span></text:p></text:list-item></text:list></office:annotation>Le Collège communal, </text:p>
      <text:p text:style-name="P10"><office:annotation><dc:creator>Auteur inconnu</dc:creator><dc:date>2017-01-12T15:53:20</dc:date><text:list text:continue-numbering="true" text:style-name=""><text:list-item><text:p text:style-name="P31"><text:span text:style-name="T13">do text if meetingConfig.getMeetingTypeName() == 'MeetingCouncil'</text:span></text:p></text:list-item></text:list></office:annotation>Le <text:span text:style-name="T8">Conseil</text:span> communal, </text:p>
      <text:p text:style-name="P8"/>
      <text:p text:style-name="P27"><office:annotation><dc:creator>Auteur inconnu</dc:creator><dc:date>2016-08-03T14:04:19</dc:date><text:p text:style-name="P31"><text:span text:style-name="T12">do text if meetingConfig.getMeetingTypeName() == 'MeetingCollege'</text:span></text:p><text:p text:style-name="P31"><text:span text:style-name="T12">from xhtml(view.printXhtml(self, view.printDelibeContentForCollege(), keepWithNext=True))</text:span></text:p></office:annotation>Délibération <text:span text:style-name="T10">college</text:span></text:p>
      <text:p text:style-name="P28"><office:annotation><dc:creator>Auteur inconnu</dc:creator><dc:date>2016-08-03T14:04:19</dc:date><text:p text:style-name="P31"><text:span text:style-name="T12">do text if meetingConfig.getMeetingTypeName() == 'MeetingCouncil'</text:span></text:p><text:p text:style-name="P31"><text:span text:style-name="T12">from xhtml(view.printXhtml(self, view.printDelibeContentForCouncil(), keepWithNext=True))</text:span></text:p></office:annotation>Délibération <text:span text:style-name="T10">conseil</text:span></text:p>
      <text:p text:style-name="P22"/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><office:annotation><dc:creator>Auteur inconnu</dc:creator><dc:date>2016-08-03T14:15:16</dc:date><text:list text:continue-numbering="true" text:style-name=""><text:list-item><text:p text:style-name="P31"><text:span text:style-name="T14">do table if self.hasMeeting()</text:span></text:p></text:list-item></text:list></office:annotation></text:p>
          </table:table-cell>
          <table:table-cell table:style-name="Tableau2.A1" office:value-type="string">
            <text:p text:style-name="P11">Ainsi délibéré, en séance, date que dessus.</text:p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4"><office:annotation><dc:creator>Auteur inconnu</dc:creator><dc:date>2017-01-12T15:53:59</dc:date><text:list text:continue-numbering="true" text:style-name=""><text:list-item><text:p text:style-name="P31"><text:span text:style-name="T13">do row if meetingConfig.getMeetingTypeName() == 'MeetingCollege'</text:span></text:p></text:list-item></text:list></office:annotation></text:p>
          </table:table-cell>
          <table:table-cell table:style-name="Tableau2.A1" office:value-type="string">
            <text:p text:style-name="P11">Par le Collège :</text:p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4"><office:annotation><dc:creator>Auteur inconnu</dc:creator><dc:date>2017-01-12T15:54:09</dc:date><text:list text:continue-numbering="true" text:style-name=""><text:list-item><text:p text:style-name="P31"><text:span text:style-name="T13">do row if meetingConfig.getMeetingTypeName() == 'MeetingCouncil'</text:span></text:p></text:list-item></text:list></office:annotation></text:p>
          </table:table-cell>
          <table:table-cell table:style-name="Tableau2.A1" office:value-type="string">
            <text:p text:style-name="P13">Par le <text:span text:style-name="T7">Conseil</text:span> :</text:p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20"><text:text-input text:description="">self.getItemSignatures().split('\n')[0]</text:text-input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20"><text:text-input text:description="">self.getItemSignatures().split('\n')[3]</text:text-input></text:p>
          </table:table-cell>
        </table:table-row>
        <table:table-row table:style-name="Tableau2.1">
          <table:table-cell table:style-name="Tableau2.A1" office:value-type="string">
            <text:p text:style-name="P5">s/<text:span text:style-name="T5"><text:text-input text:description="">self.getItemSignatures().split('\n')[1]</text:text-input>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5">s/<text:span text:style-name="T5"><text:text-input text:description="">self.getItemSignatures().split('\n')[4]</text:text-input></text:span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11">Pour extrait conforme</text:p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11">Fait à Charleroi, le <text:span text:style-name="T2"><text:date style:data-style-name="N76" text:date-value="2017-01-12T16:21:33.393651349">12 janvier 2017</text:date></text:span></text:p>
          </table:table-cell>
          <table:table-cell table:style-name="Tableau2.A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P6"><text:change-start text:change-id="ct59176976"/>self.getCertifiedSignatures()[0]<text:change-end text:change-id="ct59176976"/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6"><text:change-start text:change-id="ct58369568"/>self.getCertifiedSignatures()[2]<text:change-end text:change-id="ct58369568"/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7"><text:change-start text:change-id="ct59177776"/>self.getCertifiedSignatures()[1].replace(',', '\n')<text:change-end text:change-id="ct59177776"/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6"><text:change-start text:change-id="ct58586752"/>self.getCertifiedSignatures()[3].replace(',', '\n')<text:change-end text:change-id="ct58586752"/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BE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MS Mincho" style:font-family-complex="'MS Mincho'" style:font-family-generic-complex="modern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S Mincho" style:font-family-complex="'MS Mincho'" style:font-family-generic-complex="moder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S Mincho" style:font-family-complex="'MS Mincho'" style:font-family-generic-complex="moder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328cm" fo:orphans="2" fo:widows="2" fo:hyphenation-ladder-count="no-limit" fo:text-indent="0cm" style:auto-text-indent="false" fo:keep-with-next="always"/>
      <style:text-properties style:text-underline-style="solid" style:text-underline-width="auto" style:text-underline-color="font-color" style:letter-kerning="true" style:font-name-asian="Times New Roman" style:font-family-asian="'Times New Roman'" style:font-family-generic-asian="roman" style:font-pitch-asian="variable" style:language-asian="fr" style:country-asian="FR" fo:hyphenate="true" fo:hyphenation-remain-char-count="2" fo:hyphenation-push-char-count="2"/>
    </style:style>
    <style:style style:name="Répertoire" style:family="paragraph" style:parent-style-name="Standard">
      <style:paragraph-properties text:number-lines="false" text:line-number="0"/>
      <style:text-properties style:font-name-complex="MS Mincho" style:font-family-complex="'MS Mincho'" style:font-family-generic-complex="modern"/>
    </style:style>
    <style:style style:name="WW-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MS Mincho" style:font-family-complex="'MS Mincho'" style:font-family-generic-complex="modern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752cm" fo:margin-right="0cm" fo:text-align="justify" style:justify-single-word="false" fo:text-indent="-1.752cm" style:auto-text-indent="false"/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1pt" fo:language="fr" fo:country="BE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Corps_20_de_20_texte_20_2" style:display-name="WW-Corps de texte 2" style:family="paragraph" style:parent-style-name="Standard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026cm" fo:margin-right="0cm" fo:margin-top="0cm" fo:margin-bottom="0.212cm" loext:contextual-spacing="false" fo:text-align="justify" style:justify-single-word="false" fo:text-indent="-0.026cm" style:auto-text-indent="false"/>
      <style:text-properties style:font-name="Arial" fo:font-family="Arial" style:font-family-generic="swiss" style:font-pitch="variable" fo:font-size="10pt" fo:language="fr" fo:country="F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Sender" style:family="paragraph" style:parent-style-name="Standard" style:class="extra">
      <style:paragraph-properties fo:orphans="2" fo:widows="2"/>
      <style:text-properties style:font-name="Arial" fo:font-family="Arial" style:font-family-generic="swiss" style:font-pitch="variable" fo:font-size="8pt" fo:language="fr" fo:country="FR" style:letter-kerning="true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/>
    </style:style>
    <style:style style:name="Titre_20_de_20_table_20_juridique" style:display-name="Titre de table juridique" style:family="paragraph" style:parent-style-name="Standard">
      <style:paragraph-properties style:line-height-at-least="0.423cm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style:letter-kerning="true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/>
    </style:style>
    <style:style style:name="Titre_20_1.h1.Heading_20_apps.Head1.l1" style:display-name="Titre 1.h1.Heading apps.Head1.l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Titre_20_1.h1.Heading_20_apps.Head1.l11" style:display-name="Titre 1.h1.Heading apps.Head1.l1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6z0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Bullet_20_Symbols" style:display-name="Bullet Symbols" style:family="text">
      <style:text-properties style:font-name="StarSymbol" fo:font-family="StarSymbol, 'Times New Roman'" fo:font-size="9pt" style:font-name-asian="StarSymbol" style:font-family-asian="StarSymbol, 'Times New Roman'" style:font-size-asian="9pt" style:font-name-complex="Courier New" style:font-family-complex="'Courier New'" style:font-family-generic-complex="modern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8z0" style:family="text">
      <style:text-properties fo:color="#0000ff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P2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><draw:frame draw:style-name="Mfr1" draw:name="Image1" text:anchor-type="paragraph" svg:x="0.041cm" svg:y="-1.03cm" svg:width="2.2cm" svg:height="2.641cm" draw:z-index="0"><draw:image xlink:href="Pictures/100000000000018E0000020F33EC1ED4.png" xlink:type="simple" xlink:show="embed" xlink:actuate="onLoad"/></draw:frame>Province de Hainaut – Arrondissement de Charleroi</text:h>
        <text:h text:style-name="MP2" text:outline-level="1">Ville de Charleroi</text:h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E AU COLLEGE COMMUNAL</dc:title>
    <meta:initial-creator>Martine ISTACE</meta:initial-creator>
    <meta:creation-date>2015-04-29T15:13:00</meta:creation-date>
    <dc:date>2017-01-12T16:21:33.264971904</dc:date>
    <meta:print-date>2015-03-10T16:07:00</meta:print-date>
    <meta:editing-cycles>36</meta:editing-cycles>
    <meta:editing-duration>PT2H32M53S</meta:editing-duration>
    <meta:generator>LibreOffice/4.4.7.2$Linux_X86_64 LibreOffice_project/40m0$Build-2</meta:generator>
    <meta:document-statistic meta:table-count="2" meta:image-count="1" meta:object-count="0" meta:page-count="1" meta:paragraph-count="30" meta:word-count="98" meta:character-count="855" meta:non-whitespace-character-count="791"/>
  </office:meta>
</office:document-meta>
</file>